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Text_20_body">
      <style:text-properties officeooo:paragraph-rsid="000d7572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invoice in objects"&gt;</text:placeholder></text:p>
      <text:p text:style-name="P11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0"><text:placeholder text:placeholder-type="text">&lt;for each="line in invoice.invoice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if test="invoice.party.vat_code"&gt;</text:placeholder></text:p>
      <text:p text:style-name="P10">VAT: <text:placeholder text:placeholder-type="text">&lt;invoice.party.vat_code&gt;</text:placeholder></text:p>
      <text:p text:style-name="P10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8">Description: <text:placeholder text:placeholder-type="text">&lt;invoice.description or ''&gt;</text:placeholder></text:p>
      <text:p text:style-name="P8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6" meta:paragraph-count="131" meta:word-count="366" meta:character-count="3880" meta:non-whitespace-character-count="3645"/>
    <meta:user-defined meta:name="Info 1"/>
    <meta:user-defined meta:name="Info 2"/>
    <meta:user-defined meta:name="Info 3"/>
    <meta:user-defined meta:name="Info 4"/>
  </office:meta>
</office:document-meta>
</file>